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nifestClassPath.execute(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4">
            <text:p text:style-name="Table_20_Contents">24</text:p>
          </table:table-cell>
          <table:table-cell office:value-type="float" office:value="71">
            <text:p text:style-name="Table_20_Contents">71</text:p>
          </table:table-cell>
        </table:table-row>
        <table:table-row>
          <table:table-cell office:value-type="string">
            <text:p text:style-name="Table_20_Contents">ManifestClassPath.addClassPath( Path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ifestClassPath.setMaxParentLevels( int leve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ifestClassPath.setProper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ifestClassPath.setJarFile( File jar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